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Coord.AbstractGraphicsCoord( int x1 , int y1 , int x2 , int 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Coord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Coord.is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Coord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GraphicsCoord.AbstractGraphicsCoord( int [ ] coords ,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Coord.addCoords( byte [ ] data , int from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Coord.AbstractGraphicsCoord( int [ ] coor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Coord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Coord.getCoordinateData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Coord.getData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Coord.AbstractGraphicsCoord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